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403cm" style:rel-column-width="3063*"/>
    </style:style>
    <style:style style:name="Tabelle1.B" style:family="table-column">
      <style:table-column-properties style:column-width="11.598cm" style:rel-column-width="657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2902" officeooo:paragraph-rsid="000f29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Geschätzter Aufwand<text:line-break/>(Story Points)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Tatsächlicher Aufwand (Std.)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Velocity (Std. / Story Points)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7:09:47.560680288</meta:creation-date>
    <dc:date>2017-05-08T17:12:03.815884818</dc:date>
    <meta:editing-duration>PT2M16S</meta:editing-duration>
    <meta:editing-cycles>1</meta:editing-cycles>
    <meta:document-statistic meta:table-count="1" meta:image-count="0" meta:object-count="0" meta:page-count="1" meta:paragraph-count="10" meta:word-count="21" meta:character-count="169" meta:non-whitespace-character-count="158"/>
    <meta:generator>LibreOffice/5.3.2.2$Linux_X86_64 LibreOffice_project/30m0$Build-2</meta:generator>
  </office:meta>
</office:document-meta>
</file>